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B0000010B1EF84B95F2F14B7B.png" manifest:media-type="image/png"/>
  <manifest:file-entry manifest:full-path="Pictures/10000000000002DA0000010BD03DC54393F4C5ED.png" manifest:media-type="image/png"/>
  <manifest:file-entry manifest:full-path="Pictures/10000000000002DD00000109D33CB857C0A88A17.png" manifest:media-type="image/png"/>
  <manifest:file-entry manifest:full-path="Pictures/10000000000002DB000001098A7D3869F510637D.png" manifest:media-type="image/png"/>
  <manifest:file-entry manifest:full-path="Pictures/10000000000002DA0000010BC963874F45C598C7.png" manifest:media-type="image/png"/>
  <manifest:file-entry manifest:full-path="Pictures/10000000000002D900000108313665E4AE6AD126.png" manifest:media-type="image/png"/>
  <manifest:file-entry manifest:full-path="Pictures/10000000000002DD00000108B12D2A4B72EA06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20ce18" officeooo:paragraph-rsid="0020ce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x="-0.547cm" svg:y="0.148cm" svg:width="18.935cm" svg:height="6.819cm" draw:z-index="0"><draw:image xlink:href="Pictures/10000000000002DD00000108B12D2A4B72EA064E.png" xlink:type="simple" xlink:show="embed" xlink:actuate="onLoad" draw:mime-type="image/png"/></draw:frame><draw:frame draw:style-name="fr1" draw:name="Immagine2" text:anchor-type="char" svg:x="19.048cm" svg:y="-0.079cm" svg:width="19.285cm" svg:height="6.983cm" draw:z-index="1"><draw:image xlink:href="Pictures/10000000000002D900000108313665E4AE6AD126.png" xlink:type="simple" xlink:show="embed" xlink:actuate="onLoad" draw:mime-type="image/png"/></draw:frame><draw:frame draw:style-name="fr1" draw:name="Immagine3" text:anchor-type="char" svg:x="-1.007cm" svg:y="8.019cm" svg:width="13.157cm" svg:height="4.812cm" draw:z-index="2"><draw:image xlink:href="Pictures/10000000000002DA0000010BC963874F45C598C7.png" xlink:type="simple" xlink:show="embed" xlink:actuate="onLoad" draw:mime-type="image/png"/></draw:frame><draw:frame draw:style-name="fr1" draw:name="Immagine4" text:anchor-type="char" svg:x="11.494cm" svg:y="11.7cm" svg:width="13.912cm" svg:height="5.043cm" draw:z-index="6"><draw:image xlink:href="Pictures/10000000000002DB000001098A7D3869F510637D.png" xlink:type="simple" xlink:show="embed" xlink:actuate="onLoad" draw:mime-type="image/png"/></draw:frame><draw:frame draw:style-name="fr1" draw:name="Immagine5" text:anchor-type="char" svg:x="-0.586cm" svg:y="18.242cm" svg:width="19.313cm" svg:height="7.063cm" draw:z-index="3"><draw:image xlink:href="Pictures/10000000000002DA0000010BD03DC54393F4C5ED.png" xlink:type="simple" xlink:show="embed" xlink:actuate="onLoad" draw:mime-type="image/png"/></draw:frame><draw:frame draw:style-name="fr1" draw:name="Immagine6" text:anchor-type="char" svg:x="19.773cm" svg:y="18.516cm" svg:width="19.39cm" svg:height="7.01cm" draw:z-index="4"><draw:image xlink:href="Pictures/10000000000002DD00000109D33CB857C0A88A17.png" xlink:type="simple" xlink:show="embed" xlink:actuate="onLoad" draw:mime-type="image/png"/></draw:frame><draw:frame draw:style-name="fr1" draw:name="Immagine7" text:anchor-type="char" svg:x="24.825cm" svg:y="7.655cm" svg:width="13.711cm" svg:height="5.008cm" draw:z-index="5"><draw:image xlink:href="Pictures/10000000000002DB0000010B1EF84B95F2F14B7B.png" xlink:type="simple" xlink:show="embed" xlink:actuate="onLoad" draw:mime-type="image/png"/></draw:frame>w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08:57:59.708900565</meta:creation-date>
    <dc:date>2021-11-11T10:47:49.977356019</dc:date>
    <meta:editing-duration>PT1H29M28S</meta:editing-duration>
    <meta:editing-cycles>2</meta:editing-cycles>
    <meta:generator>LibreOffice/7.2.2.2$Linux_X86_64 LibreOffice_project/20$Build-2</meta:generator>
    <meta:print-date>2021-11-11T09:14:22.724471143</meta:print-date>
    <meta:document-statistic meta:table-count="0" meta:image-count="7" meta:object-count="0" meta:page-count="1" meta:paragraph-count="1" meta:word-count="1" meta:character-count="2" meta:non-whitespace-character-count="2"/>
  </office:meta>
</office:document-meta>
</file>